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4" style:family="paragraph" style:parent-style-name="Standard">
      <style:text-properties officeooo:paragraph-rsid="000d35f0"/>
    </style:style>
    <style:style style:name="T1" style:family="text">
      <style:text-properties officeooo:rsid="000a4292"/>
    </style:style>
    <style:style style:name="T2" style:family="text">
      <style:text-properties fo:color="#569cd6" loext:opacity="100%"/>
    </style:style>
    <style:style style:name="T3" style:family="text">
      <style:text-properties fo:color="#c8c8c8" loext:opacity="100%"/>
    </style:style>
    <style:style style:name="T4" style:family="text">
      <style:text-properties fo:color="#7f7f7f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9b9b9b" loext:opacity="100%"/>
    </style:style>
    <style:style style:name="T8" style:family="text">
      <style:text-properties fo:color="#bd63c5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dadada" loext:opacity="100%"/>
    </style:style>
    <style:style style:name="T11" style:family="text">
      <style:text-properties fo:color="#6a9955" loext:opacity="100%"/>
    </style:style>
    <style:style style:name="T12" style:family="text">
      <style:text-properties officeooo:rsid="000d35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aivya Singh</text:p>
      <text:p text:style-name="Standard">CSE D 44</text:p>
      <text:p text:style-name="Standard">220905370</text:p>
      <text:p text:style-name="Standard"/>
      <text:p text:style-name="Standard">Lab <text:span text:style-name="T1">4</text:span> : Construction of <text:span text:style-name="T1">Symbol Table</text:span></text:p>
      <text:p text:style-name="Standard"/>
      <text:p text:style-name="Standard">Q1.. Using getNextToken( ) implemented in Lab No 3, design a Lexical Analyser to implement the</text:p>
      <text:p text:style-name="Standard"><text:s text:c="8"/>following symbol tables.</text:p>
      <text:p text:style-name="Standard"><text:tab/>a. local symbol table</text:p>
      <text:p text:style-name="Standard"><text:tab/></text:p>
      <text:p text:style-name="Standard"/>
      <text:p text:style-name="Standard">Code:</text:p>
      <text:p text:style-name="Standard"/>
      <text:p text:style-name="P2">#include &lt;stdio.h&gt;</text:p>
      <text:p text:style-name="P2">#include &lt;stdlib.h&gt;</text:p>
      <text:p text:style-name="P2">#include &lt;string.h&gt;</text:p>
      <text:p text:style-name="P2">#include &lt;ctype.h&gt;</text:p>
      <text:p text:style-name="P3"/>
      <text:p text:style-name="P2">#define MAX_SYMBOL_TABLE_SIZE 100</text:p>
      <text:p text:style-name="P3"/>
      <text:p text:style-name="P2">struct token {</text:p>
      <text:p text:style-name="P2">int row;</text:p>
      <text:p text:style-name="P2">int col;</text:p>
      <text:p text:style-name="P2">char token_name[100];</text:p>
      <text:p text:style-name="P2">char type[50];</text:p>
      <text:p text:style-name="P2">int size;</text:p>
      <text:p text:style-name="P2">};</text:p>
      <text:p text:style-name="P3"/>
      <text:p text:style-name="P2">struct symbol {</text:p>
      <text:p text:style-name="P2">char name[100];</text:p>
      <text:p text:style-name="P2">char type[50];</text:p>
      <text:p text:style-name="P2">int size;</text:p>
      <text:p text:style-name="P2">int identifierNumber;</text:p>
      <text:p text:style-name="P2">struct symbol *next;</text:p>
      <text:p text:style-name="P2">};</text:p>
      <text:p text:style-name="P3"/>
      <text:p text:style-name="P2">struct symbol *symbolTable[MAX_SYMBOL_TABLE_SIZE];</text:p>
      <text:p text:style-name="P3"/>
      <text:p text:style-name="P2">int hash(const char *str) {</text:p>
      <text:p text:style-name="P2">int hashValue = 0;</text:p>
      <text:p text:style-name="P2">while (*str) {</text:p>
      <text:p text:style-name="P2">hashValue = (hashValue * 31 + *str++) % MAX_SYMBOL_TABLE_SIZE;</text:p>
      <text:p text:style-name="P2">}</text:p>
      <text:p text:style-name="P2">return hashValue;</text:p>
      <text:p text:style-name="P2">}</text:p>
      <text:p text:style-name="P3"/>
      <text:p text:style-name="P2">void insertSymbol(const char *name, const char *type, int size, int identifierNumber) {</text:p>
      <text:p text:style-name="P2">int index = hash(name);</text:p>
      <text:p text:style-name="P2">struct symbol *newSymbol = malloc(sizeof(struct symbol));</text:p>
      <text:p text:style-name="P2">strcpy(newSymbol-&gt;name, name);</text:p>
      <text:p text:style-name="P2">strcpy(newSymbol-&gt;type, type);</text:p>
      <text:p text:style-name="P2"><text:soft-page-break/>newSymbol-&gt;size = size;</text:p>
      <text:p text:style-name="P2">newSymbol-&gt;identifierNumber = identifierNumber;</text:p>
      <text:p text:style-name="P2">newSymbol-&gt;next = symbolTable[index];</text:p>
      <text:p text:style-name="P2">symbolTable[index] = newSymbol;</text:p>
      <text:p text:style-name="P2">}</text:p>
      <text:p text:style-name="P3"/>
      <text:p text:style-name="P2">struct symbol *lookupSymbol(const char *name) {</text:p>
      <text:p text:style-name="P2">int index = hash(name);</text:p>
      <text:p text:style-name="P2">struct symbol *current = symbolTable[index];</text:p>
      <text:p text:style-name="P2">while (current) {</text:p>
      <text:p text:style-name="P2">if (strcmp(current-&gt;name, name) == 0) {</text:p>
      <text:p text:style-name="P2">return current;</text:p>
      <text:p text:style-name="P2">}</text:p>
      <text:p text:style-name="P2">current = current-&gt;next;</text:p>
      <text:p text:style-name="P2">}</text:p>
      <text:p text:style-name="P2">return NULL;</text:p>
      <text:p text:style-name="P2">}</text:p>
      <text:p text:style-name="P3"/>
      <text:p text:style-name="P2">int isKeyword(const char *word) {</text:p>
      <text:p text:style-name="P2">const char *keywords[] = {"int", "float", "if", "else", "while", "return", "bool", "void"};</text:p>
      <text:p text:style-name="P2">for (int i = 0; i &lt; 8; i++) {</text:p>
      <text:p text:style-name="P2">if (strcmp(word, keywords[i]) == 0) {</text:p>
      <text:p text:style-name="P2">return 1;</text:p>
      <text:p text:style-name="P2">}</text:p>
      <text:p text:style-name="P2">}</text:p>
      <text:p text:style-name="P2">return 0;</text:p>
      <text:p text:style-name="P2">}</text:p>
      <text:p text:style-name="P3"/>
      <text:p text:style-name="P2">void fillToken(struct token *tkn, int row, int col, const char *name, int size) {</text:p>
      <text:p text:style-name="P2">tkn-&gt;row = row;</text:p>
      <text:p text:style-name="P2">tkn-&gt;col = col;</text:p>
      <text:p text:style-name="P2">strcpy(tkn-&gt;token_name, name);</text:p>
      <text:p text:style-name="P2">tkn-&gt;size = size;</text:p>
      <text:p text:style-name="P2">}</text:p>
      <text:p text:style-name="P3"/>
      <text:p text:style-name="P2">int getDataTypeSize(const char *type) {</text:p>
      <text:p text:style-name="P2">if (strcmp(type, "int") == 0) {</text:p>
      <text:p text:style-name="P2">return sizeof(int);</text:p>
      <text:p text:style-name="P2">} else if (strcmp(type, "bool") == 0) {</text:p>
      <text:p text:style-name="P2">return sizeof(char); // bool is typically a single byte</text:p>
      <text:p text:style-name="P2">}</text:p>
      <text:p text:style-name="P2">return 0;</text:p>
      <text:p text:style-name="P2">}</text:p>
      <text:p text:style-name="P3"/>
      <text:p text:style-name="P2">struct token getNextToken(FILE *fin, int *row, int *col) {</text:p>
      <text:p text:style-name="P2">int c, d;</text:p>
      <text:p text:style-name="P2">struct token tkn = {.row = -1};</text:p>
      <text:p text:style-name="P2">int gotToken = 0;</text:p>
      <text:p text:style-name="P3"/>
      <text:p text:style-name="P2">while (!gotToken &amp;&amp; (c = getc(fin)) != EOF) {</text:p>
      <text:p text:style-name="P2">if (c == '\n') {</text:p>
      <text:p text:style-name="P2"><text:soft-page-break/>++(*row);</text:p>
      <text:p text:style-name="P2">*col = 0;</text:p>
      <text:p text:style-name="P2">continue;</text:p>
      <text:p text:style-name="P2">}</text:p>
      <text:p text:style-name="P3"/>
      <text:p text:style-name="P2">if (isalpha(c) || c == '_') {</text:p>
      <text:p text:style-name="P2">tkn.row = *row;</text:p>
      <text:p text:style-name="P2">tkn.col = *col;</text:p>
      <text:p text:style-name="P2">tkn.token_name[0] = c;</text:p>
      <text:p text:style-name="P2">int k = 1;</text:p>
      <text:p text:style-name="P2">while ((c = getc(fin)) != EOF &amp;&amp; (isalnum(c) || c == '_')) {</text:p>
      <text:p text:style-name="P2">tkn.token_name[k++] = c;</text:p>
      <text:p text:style-name="P2">++(*col);</text:p>
      <text:p text:style-name="P2">}</text:p>
      <text:p text:style-name="P2">tkn.token_name[k] = '\0';</text:p>
      <text:p text:style-name="P2">strcpy(tkn.type, isKeyword(tkn.token_name) ? "Keyword" : "Identifier");</text:p>
      <text:p text:style-name="P2">tkn.size = k;</text:p>
      <text:p text:style-name="P3"/>
      <text:p text:style-name="P2">gotToken = 1;</text:p>
      <text:p text:style-name="P2">fseek(fin, -1, SEEK_CUR);</text:p>
      <text:p text:style-name="P2">}</text:p>
      <text:p text:style-name="P2">else if (isdigit(c)) {</text:p>
      <text:p text:style-name="P2">tkn.row = *row;</text:p>
      <text:p text:style-name="P2">tkn.col = *col;</text:p>
      <text:p text:style-name="P2">tkn.token_name[0] = c;</text:p>
      <text:p text:style-name="P2">int k = 1;</text:p>
      <text:p text:style-name="P2">while ((c = getc(fin)) != EOF &amp;&amp; isdigit(c)) {</text:p>
      <text:p text:style-name="P2">tkn.token_name[k++] = c;</text:p>
      <text:p text:style-name="P2">++(*col);</text:p>
      <text:p text:style-name="P2">}</text:p>
      <text:p text:style-name="P2">tkn.token_name[k] = '\0';</text:p>
      <text:p text:style-name="P2">strcpy(tkn.type, "Number");</text:p>
      <text:p text:style-name="P2">tkn.size = k;</text:p>
      <text:p text:style-name="P3"/>
      <text:p text:style-name="P2">gotToken = 1;</text:p>
      <text:p text:style-name="P2">fseek(fin, -1, SEEK_CUR);</text:p>
      <text:p text:style-name="P2">}</text:p>
      <text:p text:style-name="P2">else {</text:p>
      <text:p text:style-name="P2">++(*col);</text:p>
      <text:p text:style-name="P2">}</text:p>
      <text:p text:style-name="P2">}</text:p>
      <text:p text:style-name="P2">return tkn;</text:p>
      <text:p text:style-name="P2">}</text:p>
      <text:p text:style-name="P3"/>
      <text:p text:style-name="P2">void printSymbolTable(FILE *fout) {</text:p>
      <text:p text:style-name="P2">fprintf(fout, "Lexeme Name Type Size Identifier Number\n");</text:p>
      <text:p text:style-name="P2">fprintf(fout, "--------------------------------------------------\n");</text:p>
      <text:p text:style-name="P2">for (int i = 0; i &lt; MAX_SYMBOL_TABLE_SIZE; i++) {</text:p>
      <text:p text:style-name="P2">struct symbol *current = symbolTable[i];</text:p>
      <text:p text:style-name="P2">while (current) {</text:p>
      <text:p text:style-name="P2"><text:soft-page-break/>fprintf(fout, "%-15s %-7s %-5d %-20d\n", current-&gt;name, current-&gt;type, current-&gt;size, current-&gt;identifierNumber);</text:p>
      <text:p text:style-name="P2">current = current-&gt;next;</text:p>
      <text:p text:style-name="P2">}</text:p>
      <text:p text:style-name="P2">}</text:p>
      <text:p text:style-name="P2">}</text:p>
      <text:p text:style-name="P3"/>
      <text:p text:style-name="P2">int main() {</text:p>
      <text:p text:style-name="P2">int row = 1, col = 0;</text:p>
      <text:p text:style-name="P2">for (int i = 0; i &lt; MAX_SYMBOL_TABLE_SIZE; i++) {</text:p>
      <text:p text:style-name="P2">symbolTable[i] = NULL;</text:p>
      <text:p text:style-name="P2">}</text:p>
      <text:p text:style-name="P3"/>
      <text:p text:style-name="P2">FILE *fin = fopen("input.c", "r");</text:p>
      <text:p text:style-name="P2">if (fin == NULL) {</text:p>
      <text:p text:style-name="P2">printf("File not found!\n");</text:p>
      <text:p text:style-name="P2">return 1;</text:p>
      <text:p text:style-name="P2">}</text:p>
      <text:p text:style-name="P3"/>
      <text:p text:style-name="P2">FILE *fout = fopen("output.txt", "w");</text:p>
      <text:p text:style-name="P2">if (fout == NULL) {</text:p>
      <text:p text:style-name="P2">printf("Unable to open output file.\n");</text:p>
      <text:p text:style-name="P2">fclose(fin);</text:p>
      <text:p text:style-name="P2">return 1;</text:p>
      <text:p text:style-name="P2">}</text:p>
      <text:p text:style-name="P3"/>
      <text:p text:style-name="P2">int identifierNumber = 1;</text:p>
      <text:p text:style-name="P2">while (1) {</text:p>
      <text:p text:style-name="P2">struct token t = getNextToken(fin, &amp;row, &amp;col);</text:p>
      <text:p text:style-name="P2">if (t.row == -1) break;</text:p>
      <text:p text:style-name="P3"/>
      <text:p text:style-name="P2">if (strcmp(t.type, "Identifier") == 0) {</text:p>
      <text:p text:style-name="P2">struct symbol *existingSymbol = lookupSymbol(t.token_name);</text:p>
      <text:p text:style-name="P2">if (!existingSymbol) {</text:p>
      <text:p text:style-name="P2">insertSymbol(t.token_name, t.type, t.size, identifierNumber);</text:p>
      <text:p text:style-name="P2">identifierNumber++;</text:p>
      <text:p text:style-name="P2">}</text:p>
      <text:p text:style-name="P2">}</text:p>
      <text:p text:style-name="P2">}</text:p>
      <text:p text:style-name="P3"/>
      <text:p text:style-name="P2">printSymbolTable(fout);</text:p>
      <text:p text:style-name="P2">fclose(fin);</text:p>
      <text:p text:style-name="P2">fclose(fout);</text:p>
      <text:p text:style-name="P2">return 0;</text:p>
      <text:p text:style-name="P2">}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put:</text:p>
      <text:p text:style-name="Standard"/>
      <text:p text:style-name="P2">int sum(int a, int b)</text:p>
      <text:p text:style-name="P2">{ int s=a+b;</text:p>
      <text:p text:style-name="P2">return s;</text:p>
      <text:p text:style-name="P2">}</text:p>
      <text:p text:style-name="P2">bool search(int *arr,int key)</text:p>
      <text:p text:style-name="P2">{</text:p>
      <text:p text:style-name="P2">int i;</text:p>
      <text:p text:style-name="P2">for(i=0;i&lt;10;i++){</text:p>
      <text:p text:style-name="P2">if(arr[i]==key)</text:p>
      <text:p text:style-name="P2">return true;</text:p>
      <text:p text:style-name="P2">else return false;</text:p>
      <text:p text:style-name="P2">}</text:p>
      <text:p text:style-name="P2">}</text:p>
      <text:p text:style-name="P2">void main()</text:p>
      <text:p text:style-name="P2">{</text:p>
      <text:p text:style-name="P2">int a[20],i,sum;</text:p>
      <text:p text:style-name="P2">bool status;</text:p>
      <text:p text:style-name="P2">printf("Enter array elements:");</text:p>
      <text:p text:style-name="P2">for(i=0;i&lt;10;++i)</text:p>
      <text:p text:style-name="P2">scanf("%d",&amp;a[i]);</text:p>
      <text:p text:style-name="P2">sum=a[0]+a[4];</text:p>
      <text:p text:style-name="P2">status=search(a,sum);</text:p>
      <text:p text:style-name="P2">printf("%d",status);</text:p>
      <text:p text:style-name="P2">}</text:p>
      <text:p text:style-name="Standard"/>
      <text:p text:style-name="Standard"/>
      <text:p text:style-name="Standard"/>
      <text:p text:style-name="Standard">Output:</text:p>
      <text:p text:style-name="Standard"/>
      <text:p text:style-name="Standard">Lexeme Name <text:s text:c="3"/>Type <text:s text:c="9"/>Size <text:s text:c="3"/>Identifier Number</text:p>
      <text:p text:style-name="Standard">------------------------------------------------------</text:p>
      <text:p text:style-name="Standard">sum <text:s text:c="11"/><text:span text:style-name="T12">Func</text:span> <text:s text:c="2"/>3 <text:s text:c="6"/>1</text:p>
      <text:p text:style-name="Standard">a <text:s text:c="13"/><text:tab/>I<text:span text:style-name="T12">nt</text:span> <text:s text:c="2"/>1 <text:s text:c="6"/>2</text:p>
      <text:p text:style-name="Standard">b <text:s text:c="13"/><text:tab/>I<text:span text:style-name="T12">nt</text:span> <text:s text:c="2"/>1 <text:s text:c="6"/>3</text:p>
      <text:p text:style-name="Standard">s <text:s text:c="13"/>Identifier <text:s text:c="3"/>1 <text:s text:c="6"/>4</text:p>
      <text:p text:style-name="Standard"/>
      <text:p text:style-name="Standard"/>
      <text:p text:style-name="Standard">search <text:s text:c="8"/><text:span text:style-name="T12">Func</text:span> <text:s text:c="2"/>6 <text:s text:c="6"/>5</text:p>
      <text:p text:style-name="Standard">arr <text:s text:c="11"/>Identifier <text:s text:c="3"/>3 <text:s text:c="6"/>6</text:p>
      <text:p text:style-name="Standard">key <text:s text:c="11"/>Identifier <text:s text:c="3"/>3 <text:s text:c="6"/>7</text:p>
      <text:p text:style-name="Standard">i <text:s text:c="16"/>I<text:span text:style-name="T12">nt</text:span> <text:s text:c="2"/>1 <text:s text:c="6"/>8</text:p>
      <text:p text:style-name="Standard">for <text:s text:c="11"/>Identifier <text:s text:c="3"/>3 <text:s text:c="6"/>9</text:p>
      <text:p text:style-name="Standard">true <text:s text:c="10"/>Identifier <text:s text:c="3"/>4 <text:s text:c="6"/>10</text:p>
      <text:p text:style-name="Standard">false <text:s text:c="9"/>Identifier <text:s text:c="3"/>5 <text:s text:c="6"/>11</text:p>
      <text:p text:style-name="Standard"/>
      <text:p text:style-name="Standard"/>
      <text:p text:style-name="P4">main <text:s text:c="10"/><text:span text:style-name="T12">Func</text:span> <text:s text:c="2"/>4 <text:s text:c="6"/>12</text:p>
      <text:p text:style-name="P4"><text:span text:style-name="T12">a</text:span> <text:s text:c="16"/><text:span text:style-name="T12">Int</text:span> <text:s text:c="3"/>4 <text:s text:c="6"/><text:span text:style-name="T12">80</text:span></text:p>
      <text:p text:style-name="Standard">status <text:s text:c="8"/>Identifier <text:s text:c="3"/>6 <text:s text:c="6"/>13</text:p>
      <text:p text:style-name="Standard">printf <text:s text:c="8"/>Identifier <text:s text:c="3"/>6 <text:s text:c="6"/>14</text:p>
      <text:p text:style-name="Standard"><text:soft-page-break/>Enter <text:s text:c="9"/>Identifier <text:s text:c="3"/>5 <text:s text:c="6"/>15</text:p>
      <text:p text:style-name="Standard">array <text:s text:c="9"/>Identifier <text:s text:c="3"/>5 <text:s text:c="6"/>16</text:p>
      <text:p text:style-name="Standard">elements <text:s text:c="6"/>Identifier <text:s text:c="3"/>8 <text:s text:c="6"/>17</text:p>
      <text:p text:style-name="Standard">scanf <text:s text:c="9"/>Identifier <text:s text:c="3"/>5 <text:s text:c="6"/>18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9:58:55.210345765</meta:creation-date>
    <dc:date>2025-01-30T11:20:00.948267914</dc:date>
    <meta:editing-duration>PT14M11S</meta:editing-duration>
    <meta:editing-cycles>1</meta:editing-cycles>
    <meta:document-statistic meta:table-count="0" meta:image-count="0" meta:object-count="0" meta:page-count="6" meta:paragraph-count="217" meta:word-count="713" meta:character-count="4884" meta:non-whitespace-character-count="3995"/>
    <meta:generator>LibreOffice/7.3.7.2$Linux_X86_64 LibreOffice_project/30$Build-2</meta:generator>
  </office:meta>
</office:document-meta>
</file>